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start" style:justify-single-word="false" style:writing-mode="lr-tb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font-weight="bold"/>
    </style:style>
    <style:style style:name="P3" style:family="paragraph" style:parent-style-name="Heading_20_2">
      <style:paragraph-properties fo:text-align="start" style:justify-single-word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://easywaysnow.blogspot.com/2012/10/running-lex-and-yacc-program-in-ubuntu.html" text:style-name="Internet_20_link" text:visited-style-name="Visited_20_Internet_20_Link">Running Lex and Yacc Program in ubuntu</text:a> </text:h>
      <text:h text:style-name="P3" text:outline-level="2">Easy Ways Guide to Run Lex and Yacc Programs on ubuntu.</text:h>
      <text:p text:style-name="P1">This post will show you how to run Lex and Yacc programs easily on ubuntu 12.04</text:p>
      <text:p text:style-name="P1"/>
      <text:p text:style-name="P1">I have assumed that you have a working Ubuntu 12.04 LTS version installed on your system and the computer is connected to the network.</text:p>
      <text:p text:style-name="P1"/>
      <text:p text:style-name="P1">Ubuntu does not come installed with a lex and yacc compiler to do so install it first by</text:p>
      <text:p text:style-name="P1">1. Opening the terminal</text:p>
      <text:p text:style-name="P1">2. type - sudo apt-get install flex</text:p>
      <text:p text:style-name="P1">3. enter your password</text:p>
      <text:p text:style-name="P1"/>
      <text:p text:style-name="P1">after installation of flex finishes</text:p>
      <text:p text:style-name="P1">4. type - sudo apt-get install bison</text:p>
      <text:p text:style-name="P1">5. enter your pasword.</text:p>
      <text:p text:style-name="P1"/>
      <text:p text:style-name="P1">Congratualtions Lex and Yacc have been installed on your system.</text:p>
      <text:p text:style-name="P1"/>
      <text:p text:style-name="P2">Running a Lex and Yacc program</text:p>
      <text:p text:style-name="P2"/>
      <text:p text:style-name="P1">for compiling a lex program</text:p>
      <text:p text:style-name="P1">1. write the lex program in a file and save it as file.l (where file is the name of the file).</text:p>
      <text:p text:style-name="P1">2. open the terminal and navigate to the directory where you have saved the file.l</text:p>
      <text:p text:style-name="P1">3. type - lex file.l</text:p>
      <text:p text:style-name="P1">4. then type - cc lex.yy.c -ll</text:p>
      <text:p text:style-name="P1">5. then type - ./a.out</text:p>
      <text:p text:style-name="P1"/>
      <text:p text:style-name="P1">Your lex progam will be running now (provided it is correct).</text:p>
      <text:p text:style-name="P1"/>
      <text:p text:style-name="P1">for compiling lex and yacc together</text:p>
      <text:p text:style-name="P1">1. write lex program in a file file.l and yacc in a file file.y</text:p>
      <text:p text:style-name="P1">2. open the terminal and navigate to the directory where you have saved the files.</text:p>
      <text:p text:style-name="P1">3. type lex file.l</text:p>
      <text:p text:style-name="P1">4. type yacc file.y</text:p>
      <text:p text:style-name="P1">5. type cc lex.yy.c y.tab.h -ll</text:p>
      <text:p text:style-name="P1">6. type ./a.out</text:p>
      <text:p text:style-name="P1"/>
      <text:p text:style-name="P1">The lex and yacc will run succesfully now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5:28:13.491351967</meta:creation-date>
    <dc:date>2016-12-02T15:28:27.481971552</dc:date>
    <meta:editing-duration>PT16S</meta:editing-duration>
    <meta:editing-cycles>1</meta:editing-cycles>
    <meta:document-statistic meta:table-count="0" meta:image-count="0" meta:object-count="0" meta:page-count="1" meta:paragraph-count="28" meta:word-count="252" meta:character-count="1302" meta:non-whitespace-character-count="1077"/>
    <meta:generator>LibreOffice/5.1.4.2$Linux_X86_64 LibreOffice_project/10m0$Build-2</meta:generator>
  </office:meta>
</office:document-meta>
</file>